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d1d5db" loext:opacity="100%" style:font-name="S hne" fo:font-size="9.60000038146973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ego Maradona faced various legal troubles throughout his life, but he never served a long-term prison sentence. He did, however, experience several legal issues, mainly related to drug addiction and health problems. These often led to encounters with law enforcement, but they typically resulted in short-term detentions or court-ordered treatments rather than lengthy jail sentences. It's important to note that Maradona's legal issues were primarily related to his personal struggles, particularly with substance abuse, rather than criminal activities.</text:p>
      <text:p text:style-name="P1">Yes, Diego Maradona consistently maintained his position regarding the doping incident in the 1994 World Cup for many years after the event. He continued to assert that he had unintentionally consumed the banned substance through a dietary supplement and reiterated that he never intended to cheat or gain an unfair advantage. Maradona expressed frustration and disappointment over the incident, believing that it had unfairly tarnished his reputation. Despite the controversy, he stood by his version of events throughout the years, emphasizing his innocence in the matter</text:p>
      <text:p text:style-name="P1"/>
      <text:p text:style-name="P1">es, Diego Maradona did make statements about the doping incident in the 1994 World Cup after the tournament. He maintained his position that he had unknowingly consumed the banned substance through a dietary supplement. Maradona expressed deep regret and frustration over the situation, stating that he never intended to cheat or gain an unfair advantage. He also criticized the authorities for their handling of the matter and voiced his disappointment at being unable to represent his country on the world stage. The incident was a source of immense disappointment for Maradona, and he continued to defend his innocence in the years that follow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05:16:47.516665283</meta:creation-date>
    <dc:date>2023-11-28T05:30:05.413637791</dc:date>
    <meta:editing-duration>PT20S</meta:editing-duration>
    <meta:editing-cycles>2</meta:editing-cycles>
    <meta:generator>LibreOffice/7.3.7.2$Linux_X86_64 LibreOffice_project/30$Build-2</meta:generator>
    <meta:document-statistic meta:table-count="0" meta:image-count="0" meta:object-count="0" meta:page-count="1" meta:paragraph-count="3" meta:word-count="267" meta:character-count="1777" meta:non-whitespace-character-count="1513"/>
  </office:meta>
</office:document-meta>
</file>